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8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2862in" svg:y="0in">
            <draw:object draw:notify-on-update-of-ranges="Sheet1.A2:Sheet1.B2 Sheet1.A3:Sheet1.A16 Sheet1.B3:Sheet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2925in" svg:y="3.7197in">
            <draw:object draw:notify-on-update-of-ranges="Sheet1.A19:Sheet1.B19 Sheet1.A20:Sheet1.A27 Sheet1.B20:Sheet1.B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Search</text:p>
          </table:table-cell>
          <table:covered-table-cell/>
        </table:table-row>
        <table:table-row table:style-name="ro1">
          <table:table-cell office:value-type="string">
            <text:p>Number of Results</text:p>
          </table:table-cell>
          <table:table-cell office:value-type="string">
            <text:p>Time (ns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4846910">
            <text:p>100048469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17090979">
            <text:p>112170909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760706461">
            <text:p>87607064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448221466">
            <text:p>114482214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640270518">
            <text:p>106402705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811619598">
            <text:p>1581161959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911406983">
            <text:p>119114069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154736897">
            <text:p>71547368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185491137">
            <text:p>1618549113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185381078">
            <text:p>818538107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426430994">
            <text:p>1942643099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1184908965">
            <text:p>2118490896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9149169547">
            <text:p>1914916954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45134933663">
            <text:p>451349336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Update Reviews</text:p>
          </table:table-cell>
          <table:covered-table-cell table:style-name="ce2"/>
        </table:table-row>
        <table:table-row table:style-name="ro2">
          <table:table-cell office:value-type="string">
            <text:p>Duplicates</text:p>
          </table:table-cell>
          <table:table-cell office:value-type="string">
            <text:p>Time (ns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70444214">
            <text:p>7370444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47885058">
            <text:p>4547885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79464318">
            <text:p>47794643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90120548">
            <text:p>51901205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65030660">
            <text:p>38650306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45332747">
            <text:p>53453327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06301871">
            <text:p>60063018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55269326">
            <text:p>4755269326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A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08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 Black</meta:initial-creator>
    <meta:creation-date>2014-03-08T17:27:40</meta:creation-date>
    <dc:date>2014-04-15T08:45:10</dc:date>
    <dc:creator>Bret Black</dc:creator>
    <meta:editing-duration>PT5H6M25S</meta:editing-duration>
    <meta:editing-cycles>58</meta:editing-cycles>
    <meta:generator>LibreOffice/3.4$Unix LibreOffice_project/340m1$Build-502</meta:generator>
    <meta:document-statistic meta:table-count="3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Search Times</text:p>
        </chart:title>
        <chart:plot-area chart:style-name="ch3" table:cell-range-address="Sheet1.A2:Sheet1.B16" chart:data-source-has-labels="column" svg:x="1.331cm" svg:y="1.635cm" svg:width="14.029cm" svg:height="6.204cm">
          <chartooo:coordinate-region svg:x="3.619cm" svg:y="1.834cm" svg:width="11.461cm" svg:height="5.358cm"/>
          <chart:axis chart:dimension="x" chart:name="primary-x" chart:style-name="ch4" chartooo:axis-type="auto">
            <chart:title svg:x="6.952cm" svg:y="8.019cm" chart:style-name="ch5">
              <text:p>Number of Results</text:p>
            </chart:title>
            <chart:categories table:cell-range-address="Sheet1.A2:Sheet1.B2"/>
          </chart:axis>
          <chart:axis chart:dimension="y" chart:name="primary-y" chart:style-name="ch4">
            <chart:title svg:x="0.451cm" svg:y="5.469cm" chart:style-name="ch6">
              <text:p>Time (ns)</text:p>
            </chart:title>
            <chart:grid chart:style-name="ch7" chart:class="major"/>
          </chart:axis>
          <chart:series chart:style-name="ch8" chart:values-cell-range-address="Sheet1.B3:Sheet1.B16" chart:class="chart:scatter">
            <chart:domain table:cell-range-address="Sheet1.A3:Sheet1.A16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umber of Results</text:p>
                <draw:g>
                  <svg:desc>Sheet1.A2:Sheet1.B2</svg:desc>
                </draw:g>
              </table:table-cell>
              <table:table-cell office:value-type="float" office:value="7">
                <text:p>7</text:p>
                <draw:g>
                  <svg:desc>Sheet1.A3:Sheet1.A16</svg:desc>
                </draw:g>
              </table:table-cell>
              <table:table-cell office:value-type="float" office:value="10004846910">
                <text:p>10004846910</text:p>
                <draw:g>
                  <svg:desc>Sheet1.B3:Sheet1.B16</svg:desc>
                </draw:g>
              </table:table-cell>
            </table:table-row>
            <table:table-row>
              <table:table-cell office:value-type="string">
                <text:p>Time (ns)</text:p>
              </table:table-cell>
              <table:table-cell office:value-type="float" office:value="9">
                <text:p>9</text:p>
              </table:table-cell>
              <table:table-cell office:value-type="float" office:value="11217090979">
                <text:p>1121709097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8760706461">
                <text:p>8760706461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1448221466">
                <text:p>1144822146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0640270518">
                <text:p>1064027051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15811619598">
                <text:p>15811619598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11911406983">
                <text:p>11911406983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7154736897">
                <text:p>7154736897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6185491137">
                <text:p>1618549113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8185381078">
                <text:p>8185381078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9426430994">
                <text:p>19426430994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21184908965">
                <text:p>21184908965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19149169547">
                <text:p>19149169547</text:p>
              </table:table-cell>
            </table:table-row>
            <table:table-row>
              <table:table-cell office:value-type="string"/>
              <table:table-cell office:value-type="float" office:value="636">
                <text:p>636</text:p>
              </table:table-cell>
              <table:table-cell office:value-type="float" office:value="45134933663">
                <text:p>45134933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Update Review Times</text:p>
        </chart:title>
        <chart:plot-area chart:style-name="ch3" table:cell-range-address="Sheet1.A19:Sheet1.B27" chart:data-source-has-labels="column" svg:x="1.331cm" svg:y="1.635cm" svg:width="14.029cm" svg:height="6.204cm">
          <chartooo:coordinate-region svg:x="3.434cm" svg:y="1.834cm" svg:width="11.739cm" svg:height="5.358cm"/>
          <chart:axis chart:dimension="x" chart:name="primary-x" chart:style-name="ch4" chartooo:axis-type="auto">
            <chart:title svg:x="6.727cm" svg:y="8.019cm" chart:style-name="ch5">
              <text:p>Number of Duplicates</text:p>
            </chart:title>
            <chart:categories table:cell-range-address="Sheet1.A19:Sheet1.B19"/>
          </chart:axis>
          <chart:axis chart:dimension="y" chart:name="primary-y" chart:style-name="ch4">
            <chart:title svg:x="0.451cm" svg:y="5.469cm" chart:style-name="ch6">
              <text:p>Time (ns)</text:p>
            </chart:title>
            <chart:grid chart:style-name="ch7" chart:class="major"/>
          </chart:axis>
          <chart:series chart:style-name="ch8" chart:values-cell-range-address="Sheet1.B20:Sheet1.B27" chart:class="chart:scatter">
            <chart:domain table:cell-range-address="Sheet1.A20:Sheet1.A27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uplicates</text:p>
                <draw:g>
                  <svg:desc>Sheet1.A19:Sheet1.B19</svg:desc>
                </draw:g>
              </table:table-cell>
              <table:table-cell office:value-type="float" office:value="0">
                <text:p>0</text:p>
                <draw:g>
                  <svg:desc>Sheet1.A20:Sheet1.A27</svg:desc>
                </draw:g>
              </table:table-cell>
              <table:table-cell office:value-type="float" office:value="7370444214">
                <text:p>7370444214</text:p>
                <draw:g>
                  <svg:desc>Sheet1.B20:Sheet1.B27</svg:desc>
                </draw:g>
              </table:table-cell>
            </table:table-row>
            <table:table-row>
              <table:table-cell office:value-type="string">
                <text:p>Time (ns)</text:p>
              </table:table-cell>
              <table:table-cell office:value-type="float" office:value="2">
                <text:p>2</text:p>
              </table:table-cell>
              <table:table-cell office:value-type="float" office:value="4547885058">
                <text:p>454788505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779464318">
                <text:p>477946431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190120548">
                <text:p>519012054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865030660">
                <text:p>386503066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345332747">
                <text:p>534533274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6006301871">
                <text:p>600630187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755269326">
                <text:p>4755269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